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rsid="00199551" officeooo:paragraph-rsid="00199551"/>
    </style:style>
    <style:style style:name="P3" style:family="paragraph" style:parent-style-name="Text_20_body">
      <style:text-properties style:font-name="Liberation Serif" officeooo:rsid="00199551" officeooo:paragraph-rsid="00199551"/>
    </style:style>
    <style:style style:name="T1" style:family="text">
      <style:text-properties officeooo:rsid="001a4e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a4ef1"/>
    </style:style>
    <style:style style:name="T4" style:family="text">
      <style:text-properties style:font-name="Liberation Serif" fo:font-weight="bold" officeooo:rsid="001a4ef1" style:font-weight-asian="bold" style:font-weight-complex="bold"/>
    </style:style>
    <style:style style:name="T5" style:family="text">
      <style:text-properties style:font-name="Liberation Serif" fo:font-weight="bold" officeooo:rsid="001bf92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Search Reliability</text:p>
      <text:p text:style-name="Standard"/>
      <text:p text:style-name="P3"><text:span text:style-name="T1">MBox Viewer s</text:span>earching is Unicode based <text:span text:style-name="T1">since version 1.0.3.40</text:span>. <text:s/>The search string, <text:span text:style-name="T1">m</text:span>ail <text:span text:style-name="T1">h</text:span>eader fields and mail content are encoded first as Unicode UTF8 strings. Encoding into UT8 is done on the fly in most cases.</text:p>
      <text:p text:style-name="P2"><text:span text:style-name="T2">Comparing Unicode strings has challenges since the same character may have multiple binary representation. To overcome the problem, Unicode strings need to be normalized before they can be compared. <text:s text:c="2"/></text:span><text:span text:style-name="T3">MBox Viewer relies on non-canonical normalization form KC. String normalization is not without issues. </text:span><text:span text:style-name="T4">To help to resolve or minimize issue</text:span><text:span text:style-name="T5">s</text:span><text:span text:style-name="T4">, please create tickets and provide as many details as possible to help to diagnose the issu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Zbigniew Minciel</meta:initial-creator>
    <dc:creator>Zbigniew Minciel</dc:creator>
    <meta:editing-duration>PT18M27S</meta:editing-duration>
    <meta:editing-cycles>6</meta:editing-cycles>
    <meta:generator>LibreOffice/7.5.5.2$Windows_X86_64 LibreOffice_project/ca8fe7424262805f223b9a2334bc7181abbcbf5e</meta:generator>
    <dc:date>2023-09-13T17:33:49.696000000</dc:date>
    <meta:document-statistic meta:table-count="0" meta:image-count="0" meta:object-count="0" meta:page-count="1" meta:paragraph-count="3" meta:word-count="104" meta:character-count="666" meta:non-whitespace-character-count="562"/>
  </office:meta>
</office:document-meta>
</file>